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E000000460A0DC9E368DC055F.png" manifest:media-type="image/png"/>
  <manifest:file-entry manifest:full-path="Pictures/100002010000000E0000002096D8AB30023DFA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ans1" svg:font-family="'DejaVu Sans'" style:font-family-generic="swiss"/>
    <style:font-face style:name="Gandom1" svg:font-family="Gandom" style:font-adornments="Book" style:font-pitch="variable"/>
    <style:font-face style:name="Gandom" svg:font-family="Gando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2.1681in" fo:margin-left="2.0854in" table:align="left"/>
    </style:style>
    <style:style style:name="Table4.A" style:family="table-column">
      <style:table-column-properties style:column-width="1.1in"/>
    </style:style>
    <style:style style:name="Table4.B" style:family="table-column">
      <style:table-column-properties style:column-width="1.0681in"/>
    </style:style>
    <style:style style:name="Table4.A1" style:family="table-cell">
      <style:table-cell-properties style:writing-mode="page"/>
    </style:style>
    <style:style style:name="Table5" style:family="table">
      <style:table-properties style:width="3.2479in" table:align="margins"/>
    </style:style>
    <style:style style:name="Table5.A" style:family="table-column">
      <style:table-column-properties style:column-width="0.4354in" style:rel-column-width="8785*"/>
    </style:style>
    <style:style style:name="Table5.B" style:family="table-column">
      <style:table-column-properties style:column-width="0.3313in" style:rel-column-width="6683*"/>
    </style:style>
    <style:style style:name="Table5.C" style:family="table-column">
      <style:table-column-properties style:column-width="1.1563in" style:rel-column-width="23330*"/>
    </style:style>
    <style:style style:name="Table5.D" style:family="table-column">
      <style:table-column-properties style:column-width="1.325in" style:rel-column-width="26737*"/>
    </style:style>
    <style:style style:name="Table5.A1" style:family="table-cell">
      <style:table-cell-properties fo:padding="0.0201in" fo:border-left="0.05pt solid #000000" fo:border-right="none" fo:border-top="0.05pt solid #000000" fo:border-bottom="0.05pt solid #000000" style:writing-mode="page"/>
    </style:style>
    <style:style style:name="Table5.B1" style:family="table-cell">
      <style:table-cell-properties fo:padding="0.0201in" fo:border-left="none" fo:border-right="none" fo:border-top="0.05pt solid #000000" fo:border-bottom="0.05pt solid #000000" style:writing-mode="page"/>
    </style:style>
    <style:style style:name="Table5.D1" style:family="table-cell">
      <style:table-cell-properties fo:padding="0.0201in" fo:border-left="none" fo:border-right="0.05pt solid #000000" fo:border-top="0.05pt solid #000000" fo:border-bottom="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none" fo:border-right="none" fo:border-top="none" fo:border-bottom="0.05pt solid #000000" style:writing-mode="page"/>
    </style:style>
    <style:style style:name="Table5.D2" style:family="table-cell">
      <style:table-cell-properties fo:padding="0.0201in" fo:border-left="none" fo:border-right="0.05pt solid #000000" fo:border-top="none" fo:border-bottom="0.05pt solid #000000" style:writing-mode="page"/>
    </style:style>
    <style:style style:name="Table6" style:family="table">
      <style:table-properties style:width="3.2472in" table:align="margins"/>
    </style:style>
    <style:style style:name="Table6.A" style:family="table-column">
      <style:table-column-properties style:column-width="3.2472in" style:rel-column-width="65535*"/>
    </style:style>
    <style:style style:name="Table6.A1" style:family="table-cell">
      <style:table-cell-properties fo:padding="0.0382in" fo:border="0.05pt solid #000000"/>
    </style:style>
    <style:style style:name="Table1" style:family="table">
      <style:table-properties style:width="3.2472in" table:align="margins"/>
    </style:style>
    <style:style style:name="Table1.A" style:family="table-column">
      <style:table-column-properties style:column-width="1.6236in" style:rel-column-width="32767*"/>
    </style:style>
    <style:style style:name="Table1.B" style:family="table-column">
      <style:table-column-properties style:column-width="1.6236in" style:rel-column-width="32768*"/>
    </style:style>
    <style:style style:name="Table1.A1" style:family="table-cell">
      <style:table-cell-properties style:writing-mode="page"/>
    </style:style>
    <style:style style:name="Table2" style:family="table">
      <style:table-properties style:width="3.2472in" table:align="margins"/>
    </style:style>
    <style:style style:name="Table2.A" style:family="table-column">
      <style:table-column-properties style:column-width="1.6236in" style:rel-column-width="32767*"/>
    </style:style>
    <style:style style:name="Table2.B" style:family="table-column">
      <style:table-column-properties style:column-width="1.6236in" style:rel-column-width="32768*"/>
    </style:style>
    <style:style style:name="Table2.A1" style:family="table-cell">
      <style:table-cell-properties style:writing-mode="page"/>
    </style:style>
    <style:style style:name="P1" style:family="paragraph" style:parent-style-name="Footer">
      <style:text-properties officeooo:paragraph-rsid="00341737"/>
    </style:style>
    <style:style style:name="P2" style:family="paragraph" style:parent-style-name="Footer">
      <style:text-properties style:use-window-font-color="true" officeooo:paragraph-rsid="0041f75e" fo:background-color="transparent"/>
    </style:style>
    <style:style style:name="P3" style:family="paragraph" style:parent-style-name="Table_20_Contents">
      <style:text-properties officeooo:rsid="0041916e" officeooo:paragraph-rsid="0041f75e"/>
    </style:style>
    <style:style style:name="P4" style:family="paragraph" style:parent-style-name="Table_20_Contents">
      <style:text-properties officeooo:rsid="00487c28" officeooo:paragraph-rsid="00487c28"/>
    </style:style>
    <style:style style:name="P5" style:family="paragraph" style:parent-style-name="Table_20_Contents">
      <style:text-properties officeooo:rsid="003d1dac" officeooo:paragraph-rsid="003d1dac"/>
    </style:style>
    <style:style style:name="P6" style:family="paragraph" style:parent-style-name="Table_20_Contents">
      <style:paragraph-properties fo:text-align="start" style:justify-single-word="false"/>
      <style:text-properties officeooo:rsid="003d1dac" officeooo:paragraph-rsid="003d1dac"/>
    </style:style>
    <style:style style:name="P7" style:family="paragraph" style:parent-style-name="Table_20_Contents">
      <style:text-properties officeooo:rsid="003eb0df" officeooo:paragraph-rsid="003eb0df"/>
    </style:style>
    <style:style style:name="P8" style:family="paragraph" style:parent-style-name="Table_20_Contents">
      <style:paragraph-properties fo:text-align="justify" style:justify-single-word="false"/>
      <style:text-properties officeooo:rsid="003eb0df" officeooo:paragraph-rsid="003eb0df" fo:background-color="#ffff00"/>
    </style:style>
    <style:style style:name="P9" style:family="paragraph" style:parent-style-name="Table_20_Contents">
      <style:text-properties officeooo:rsid="005cafc3" officeooo:paragraph-rsid="005cafc3"/>
    </style:style>
    <style:style style:name="P10" style:family="paragraph" style:parent-style-name="Table_20_Contents">
      <style:text-properties officeooo:paragraph-rsid="005cafc3"/>
    </style:style>
    <style:style style:name="P11" style:family="paragraph" style:parent-style-name="Table_20_Contents">
      <style:text-properties officeooo:rsid="005e4687" officeooo:paragraph-rsid="005e4687"/>
    </style:style>
    <style:style style:name="P12" style:family="paragraph" style:parent-style-name="Table_20_Contents">
      <style:text-properties officeooo:paragraph-rsid="005e4687"/>
    </style:style>
    <style:style style:name="P13" style:family="paragraph" style:parent-style-name="Table_20_Contents">
      <style:text-properties fo:font-weight="bold" officeooo:rsid="005cafc3" officeooo:paragraph-rsid="005cafc3" style:font-weight-asian="bold" style:font-weight-complex="bold"/>
    </style:style>
    <style:style style:name="P14" style:family="paragraph" style:parent-style-name="Table_20_Contents">
      <style:text-properties fo:font-weight="bold" officeooo:rsid="005e4687" officeooo:paragraph-rsid="005e4687" style:font-weight-asian="bold" style:font-weight-complex="bold"/>
    </style:style>
    <style:style style:name="P15" style:family="paragraph" style:parent-style-name="Table_20_Contents">
      <style:text-properties fo:font-weight="bold" officeooo:rsid="0060073a" officeooo:paragraph-rsid="0060073a" style:font-weight-asian="bold" style:font-weight-complex="bold"/>
    </style:style>
    <style:style style:name="P16" style:family="paragraph" style:parent-style-name="Table_20_Contents">
      <style:text-properties fo:font-weight="bold" officeooo:rsid="0064c914" officeooo:paragraph-rsid="0064c914" style:font-weight-asian="bold" style:font-weight-complex="bold"/>
    </style:style>
    <style:style style:name="P17" style:family="paragraph" style:parent-style-name="Table_20_Contents">
      <style:text-properties fo:font-weight="bold" officeooo:rsid="00669181" officeooo:paragraph-rsid="00669181" style:font-weight-asian="bold" style:font-weight-complex="bold"/>
    </style:style>
    <style:style style:name="P18" style:family="paragraph" style:parent-style-name="Table_20_Contents">
      <style:text-properties officeooo:rsid="0060073a" officeooo:paragraph-rsid="0060073a"/>
    </style:style>
    <style:style style:name="P19" style:family="paragraph" style:parent-style-name="Table_20_Contents">
      <style:text-properties fo:font-weight="normal" officeooo:rsid="0063e216" officeooo:paragraph-rsid="0063e216" style:font-weight-asian="normal" style:font-weight-complex="normal"/>
    </style:style>
    <style:style style:name="P20" style:family="paragraph" style:parent-style-name="Table_20_Contents">
      <style:text-properties fo:font-weight="normal" officeooo:rsid="0063e216" officeooo:paragraph-rsid="00673f26" style:font-weight-asian="normal" style:font-weight-complex="normal"/>
    </style:style>
    <style:style style:name="P21" style:family="paragraph" style:parent-style-name="Table_20_Contents">
      <style:text-properties fo:font-weight="normal" officeooo:rsid="0064c914" officeooo:paragraph-rsid="0064c914" style:font-weight-asian="normal" style:font-weight-complex="normal"/>
    </style:style>
    <style:style style:name="P22" style:family="paragraph" style:parent-style-name="Table_20_Contents">
      <style:text-properties fo:font-weight="normal" officeooo:rsid="00669181" officeooo:paragraph-rsid="00669181" style:font-weight-asian="normal" style:font-weight-complex="normal"/>
    </style:style>
    <style:style style:name="P23" style:family="paragraph" style:parent-style-name="Table_20_Contents">
      <style:text-properties style:font-name="Gandom" fo:font-size="8pt" fo:font-weight="normal" officeooo:rsid="0063e216" officeooo:paragraph-rsid="0063e216" style:font-weight-asian="normal" style:font-name-complex="Gandom1" style:font-size-complex="8pt" style:font-weight-complex="normal"/>
    </style:style>
    <style:style style:name="P24" style:family="paragraph" style:parent-style-name="Table_20_Contents">
      <style:text-properties style:font-name="Gandom" fo:font-size="8pt" fo:font-weight="normal" officeooo:rsid="00673f26" officeooo:paragraph-rsid="00673f26" style:font-weight-asian="normal" style:font-name-complex="Gandom1" style:font-size-complex="8pt" style:font-weight-complex="normal"/>
    </style:style>
    <style:style style:name="P25" style:family="paragraph" style:parent-style-name="Table_20_Contents">
      <style:text-properties style:font-name="Gandom" fo:font-size="8pt" fo:font-weight="normal" officeooo:rsid="0064c914" officeooo:paragraph-rsid="0064c914" style:font-weight-asian="normal" style:font-name-complex="Gandom1" style:font-size-complex="8pt" style:font-weight-complex="normal"/>
    </style:style>
    <style:style style:name="P26" style:family="paragraph" style:parent-style-name="Table_20_Contents">
      <style:text-properties style:font-name="Gandom" fo:font-size="8pt" fo:font-weight="bold" officeooo:rsid="0063e216" officeooo:paragraph-rsid="0063e216" style:font-weight-asian="bold" style:font-name-complex="Gandom1" style:font-size-complex="8pt" style:font-weight-complex="bold"/>
    </style:style>
    <style:style style:name="P27" style:family="paragraph" style:parent-style-name="Table_20_Contents">
      <style:text-properties style:font-name="Gandom" fo:font-size="8pt" fo:font-weight="bold" officeooo:rsid="0064c914" officeooo:paragraph-rsid="0064c914" style:font-weight-asian="bold" style:font-name-complex="Gandom1" style:font-size-complex="8pt" style:font-weight-complex="bold"/>
    </style:style>
    <style:style style:name="P28" style:family="paragraph" style:parent-style-name="Table_20_Contents">
      <style:text-properties officeooo:paragraph-rsid="0064c914"/>
    </style:style>
    <style:style style:name="P29" style:family="paragraph" style:parent-style-name="Standard">
      <style:text-properties officeooo:paragraph-rsid="0041f75e"/>
    </style:style>
    <style:style style:name="P30" style:family="paragraph" style:parent-style-name="Standard">
      <style:paragraph-properties fo:text-align="justify" style:justify-single-word="false"/>
      <style:text-properties fo:font-weight="bold" style:font-weight-asian="bold" style:font-weight-complex="bold"/>
    </style:style>
    <style:style style:name="P31" style:family="paragraph" style:parent-style-name="Standard">
      <style:paragraph-properties fo:text-align="center" style:justify-single-word="false"/>
      <style:text-properties fo:font-weight="bold" officeooo:rsid="002f38f3" officeooo:paragraph-rsid="002f38f3" style:font-weight-asian="bold" style:font-weight-complex="bold"/>
    </style:style>
    <style:style style:name="P32" style:family="paragraph" style:parent-style-name="Standard">
      <style:paragraph-properties fo:text-align="justify" style:justify-single-word="false"/>
      <style:text-properties fo:font-weight="bold" officeooo:rsid="002a58f8" officeooo:paragraph-rsid="002a58f8" style:font-weight-asian="bold" style:font-weight-complex="bold"/>
    </style:style>
    <style:style style:name="P33" style:family="paragraph" style:parent-style-name="Standard">
      <style:paragraph-properties fo:text-align="justify" style:justify-single-word="false"/>
      <style:text-properties fo:font-weight="bold" officeooo:rsid="00363656" officeooo:paragraph-rsid="00363656" style:font-weight-asian="bold" style:font-weight-complex="bold"/>
    </style:style>
    <style:style style:name="P34" style:family="paragraph" style:parent-style-name="Standard">
      <style:paragraph-properties fo:text-align="justify" style:justify-single-word="false"/>
      <style:text-properties fo:font-weight="bold" officeooo:rsid="00397862" officeooo:paragraph-rsid="00397862" style:font-weight-asian="bold" style:font-weight-complex="bold"/>
    </style:style>
    <style:style style:name="P35" style:family="paragraph" style:parent-style-name="Standard">
      <style:paragraph-properties fo:text-align="justify" style:justify-single-word="false"/>
      <style:text-properties fo:font-weight="bold" officeooo:rsid="003b56ba" officeooo:paragraph-rsid="003b56ba" style:font-weight-asian="bold" style:font-weight-complex="bold"/>
    </style:style>
    <style:style style:name="P36" style:family="paragraph" style:parent-style-name="Standard">
      <style:paragraph-properties fo:text-align="justify" style:justify-single-word="false"/>
      <style:text-properties fo:font-weight="bold" officeooo:rsid="0035ec53" officeooo:paragraph-rsid="0035ec53" style:font-weight-asian="bold" style:font-weight-complex="bold"/>
    </style:style>
    <style:style style:name="P37" style:family="paragraph" style:parent-style-name="Standard">
      <style:paragraph-properties fo:text-align="justify" style:justify-single-word="false"/>
      <style:text-properties fo:font-weight="bold" officeooo:rsid="0035ec53" officeooo:paragraph-rsid="00471131" style:font-weight-asian="bold" style:font-weight-complex="bold"/>
    </style:style>
    <style:style style:name="P38" style:family="paragraph" style:parent-style-name="Standard">
      <style:paragraph-properties fo:text-align="justify" style:justify-single-word="false"/>
      <style:text-properties fo:font-weight="bold" officeooo:rsid="0035ec53" officeooo:paragraph-rsid="0049ce3e" style:font-weight-asian="bold" style:font-weight-complex="bold"/>
    </style:style>
    <style:style style:name="P39" style:family="paragraph" style:parent-style-name="Standard">
      <style:paragraph-properties fo:text-align="center" style:justify-single-word="false"/>
      <style:text-properties fo:font-weight="bold" officeooo:rsid="00322549" officeooo:paragraph-rsid="00322549" style:font-weight-asian="bold" style:font-weight-complex="bold"/>
    </style:style>
    <style:style style:name="P40" style:family="paragraph" style:parent-style-name="Standard">
      <style:paragraph-properties fo:text-align="justify" style:justify-single-word="false"/>
      <style:text-properties fo:font-weight="bold" officeooo:rsid="0060073a" officeooo:paragraph-rsid="0060073a" style:font-weight-asian="bold" style:font-weight-complex="bold"/>
    </style:style>
    <style:style style:name="P41" style:family="paragraph" style:parent-style-name="Standard">
      <style:paragraph-properties fo:text-align="justify" style:justify-single-word="false"/>
      <style:text-properties fo:font-weight="bold" officeooo:rsid="00363656" officeooo:paragraph-rsid="00363656" fo:background-color="#ffff00" style:font-weight-asian="bold" style:font-weight-complex="bold"/>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ext-properties officeooo:paragraph-rsid="002bfbec"/>
    </style:style>
    <style:style style:name="P44" style:family="paragraph" style:parent-style-name="Standard">
      <style:paragraph-properties fo:text-align="justify" style:justify-single-word="false"/>
      <style:text-properties officeooo:paragraph-rsid="002a58f8"/>
    </style:style>
    <style:style style:name="P45" style:family="paragraph" style:parent-style-name="Standard">
      <style:paragraph-properties fo:text-align="justify" style:justify-single-word="false"/>
      <style:text-properties officeooo:paragraph-rsid="0035ec53"/>
    </style:style>
    <style:style style:name="P46" style:family="paragraph" style:parent-style-name="Standard">
      <style:paragraph-properties fo:text-align="justify" style:justify-single-word="false"/>
      <style:text-properties officeooo:paragraph-rsid="00363656"/>
    </style:style>
    <style:style style:name="P47" style:family="paragraph" style:parent-style-name="Standard">
      <style:paragraph-properties fo:text-align="justify" style:justify-single-word="false"/>
      <style:text-properties officeooo:paragraph-rsid="0037e9bd"/>
    </style:style>
    <style:style style:name="P48" style:family="paragraph" style:parent-style-name="Standard">
      <style:paragraph-properties fo:text-align="justify" style:justify-single-word="false"/>
      <style:text-properties officeooo:paragraph-rsid="00397862"/>
    </style:style>
    <style:style style:name="P49" style:family="paragraph" style:parent-style-name="Standard">
      <style:paragraph-properties fo:text-align="justify" style:justify-single-word="false"/>
      <style:text-properties officeooo:paragraph-rsid="002cbe79"/>
    </style:style>
    <style:style style:name="P50" style:family="paragraph" style:parent-style-name="Standard">
      <style:paragraph-properties fo:text-align="justify" style:justify-single-word="false"/>
      <style:text-properties officeooo:paragraph-rsid="003d1dac"/>
    </style:style>
    <style:style style:name="P51" style:family="paragraph" style:parent-style-name="Standard">
      <style:paragraph-properties fo:text-align="justify" style:justify-single-word="false"/>
      <style:text-properties officeooo:paragraph-rsid="006a1919"/>
    </style:style>
    <style:style style:name="P52" style:family="paragraph" style:parent-style-name="Standard">
      <style:paragraph-properties fo:text-align="justify" style:justify-single-word="false"/>
      <style:text-properties officeooo:paragraph-rsid="006a9f12"/>
    </style:style>
    <style:style style:name="P53" style:family="paragraph" style:parent-style-name="Standard">
      <style:paragraph-properties fo:text-align="justify" style:justify-single-word="false"/>
      <style:text-properties officeooo:rsid="002cbe79" officeooo:paragraph-rsid="002cbe79"/>
    </style:style>
    <style:style style:name="P54" style:family="paragraph" style:parent-style-name="Standard">
      <style:paragraph-properties fo:text-align="justify" style:justify-single-word="false"/>
      <style:text-properties officeooo:rsid="002a58f8" officeooo:paragraph-rsid="002a58f8"/>
    </style:style>
    <style:style style:name="P55" style:family="paragraph" style:parent-style-name="Standard">
      <style:paragraph-properties fo:text-align="justify" style:justify-single-word="false"/>
      <style:text-properties officeooo:rsid="0035ec53" officeooo:paragraph-rsid="0035ec53"/>
    </style:style>
    <style:style style:name="P56" style:family="paragraph" style:parent-style-name="Standard">
      <style:paragraph-properties fo:text-align="justify" style:justify-single-word="false"/>
      <style:text-properties officeooo:rsid="0035ec53" officeooo:paragraph-rsid="00471131"/>
    </style:style>
    <style:style style:name="P57" style:family="paragraph" style:parent-style-name="Standard">
      <style:paragraph-properties fo:text-align="justify" style:justify-single-word="false"/>
      <style:text-properties style:font-name="Gandom" fo:font-size="8pt" officeooo:rsid="00363656" officeooo:paragraph-rsid="00363656" style:font-name-complex="Gandom1" style:font-size-complex="8pt" style:font-weight-complex="normal"/>
    </style:style>
    <style:style style:name="P58" style:family="paragraph" style:parent-style-name="Standard">
      <style:paragraph-properties fo:text-align="justify" style:justify-single-word="false"/>
      <style:text-properties style:font-name="Gandom" fo:font-size="8pt" officeooo:rsid="0039d8e4" officeooo:paragraph-rsid="0039d8e4" style:font-name-complex="Gandom1" style:font-size-complex="8pt" style:font-weight-complex="normal"/>
    </style:style>
    <style:style style:name="P59" style:family="paragraph" style:parent-style-name="Standard">
      <style:paragraph-properties fo:text-align="justify" style:justify-single-word="false"/>
      <style:text-properties style:font-name="Gandom" fo:font-size="8pt" fo:font-weight="bold" officeooo:rsid="00363656" officeooo:paragraph-rsid="00363656" style:font-weight-asian="bold" style:font-name-complex="Gandom1" style:font-size-complex="8pt" style:font-weight-complex="bold"/>
    </style:style>
    <style:style style:name="P60" style:family="paragraph" style:parent-style-name="Standard">
      <style:paragraph-properties fo:text-align="justify" style:justify-single-word="false"/>
      <style:text-properties style:font-name="Gandom" fo:font-size="8pt" fo:font-weight="bold" officeooo:rsid="0060073a" officeooo:paragraph-rsid="0060073a" style:font-weight-asian="bold" style:font-name-complex="Gandom1" style:font-size-complex="8pt" style:font-weight-complex="bold"/>
    </style:style>
    <style:style style:name="P61" style:family="paragraph" style:parent-style-name="Standard">
      <style:paragraph-properties fo:text-align="justify" style:justify-single-word="false"/>
      <style:text-properties style:font-name="Gandom" fo:font-size="8pt" fo:font-weight="normal" officeooo:rsid="0060073a" officeooo:paragraph-rsid="0060073a" style:font-weight-asian="normal" style:font-name-complex="Gandom1" style:font-size-complex="8pt" style:font-weight-complex="normal"/>
    </style:style>
    <style:style style:name="P62" style:family="paragraph" style:parent-style-name="Standard">
      <style:paragraph-properties fo:text-align="justify" style:justify-single-word="false"/>
      <style:text-properties style:font-name="Gandom" fo:font-size="8pt" officeooo:rsid="006fd692" officeooo:paragraph-rsid="006fd692" fo:background-color="#ff4000" style:font-name-complex="Gandom1" style:font-size-complex="8pt" style:font-weight-complex="normal"/>
    </style:style>
    <style:style style:name="P63" style:family="paragraph" style:parent-style-name="Standard">
      <style:paragraph-properties fo:text-align="justify" style:justify-single-word="false"/>
      <style:text-properties officeooo:rsid="00363656" officeooo:paragraph-rsid="00363656"/>
    </style:style>
    <style:style style:name="P64" style:family="paragraph" style:parent-style-name="Standard">
      <style:paragraph-properties fo:text-align="justify" style:justify-single-word="false"/>
      <style:text-properties officeooo:rsid="0037e9bd" officeooo:paragraph-rsid="0038f3d3"/>
    </style:style>
    <style:style style:name="P65" style:family="paragraph" style:parent-style-name="Standard">
      <style:paragraph-properties fo:text-align="justify" style:justify-single-word="false"/>
      <style:text-properties officeooo:rsid="00397862" officeooo:paragraph-rsid="00397862"/>
    </style:style>
    <style:style style:name="P66" style:family="paragraph" style:parent-style-name="Standard">
      <style:paragraph-properties fo:text-align="justify" style:justify-single-word="false"/>
      <style:text-properties officeooo:rsid="003b56ba" officeooo:paragraph-rsid="003b56ba"/>
    </style:style>
    <style:style style:name="P67" style:family="paragraph" style:parent-style-name="Standard">
      <style:paragraph-properties fo:text-align="justify" style:justify-single-word="false"/>
      <style:text-properties officeooo:rsid="003b592f" officeooo:paragraph-rsid="003b592f"/>
    </style:style>
    <style:style style:name="P68" style:family="paragraph" style:parent-style-name="Standard">
      <style:paragraph-properties fo:text-align="justify" style:justify-single-word="false"/>
      <style:text-properties officeooo:rsid="003d1dac" officeooo:paragraph-rsid="003d1dac"/>
    </style:style>
    <style:style style:name="P69" style:family="paragraph" style:parent-style-name="Standard">
      <style:paragraph-properties fo:text-align="justify" style:justify-single-word="false"/>
      <style:text-properties officeooo:rsid="003eb0df" officeooo:paragraph-rsid="003eb0df"/>
    </style:style>
    <style:style style:name="P70" style:family="paragraph" style:parent-style-name="Standard">
      <style:paragraph-properties fo:text-align="justify" style:justify-single-word="false"/>
      <style:text-properties officeooo:rsid="003eb0df" officeooo:paragraph-rsid="0049ce3e"/>
    </style:style>
    <style:style style:name="P71" style:family="paragraph" style:parent-style-name="Standard">
      <style:paragraph-properties fo:text-align="justify" style:justify-single-word="false"/>
      <style:text-properties officeooo:rsid="00462e3a" officeooo:paragraph-rsid="00462e3a"/>
    </style:style>
    <style:style style:name="P72" style:family="paragraph" style:parent-style-name="Standard">
      <style:paragraph-properties fo:text-align="justify" style:justify-single-word="false"/>
      <style:text-properties officeooo:rsid="00471131" officeooo:paragraph-rsid="00471131"/>
    </style:style>
    <style:style style:name="P73" style:family="paragraph" style:parent-style-name="Standard">
      <style:paragraph-properties fo:text-align="justify" style:justify-single-word="false"/>
      <style:text-properties fo:background-color="#ffff00"/>
    </style:style>
    <style:style style:name="P74" style:family="paragraph" style:parent-style-name="Standard">
      <style:paragraph-properties fo:text-align="justify" style:justify-single-word="false"/>
      <style:text-properties officeooo:paragraph-rsid="004ecb78" fo:background-color="#ffff00"/>
    </style:style>
    <style:style style:name="P75" style:family="paragraph" style:parent-style-name="Standard">
      <style:paragraph-properties fo:text-align="justify" style:justify-single-word="false"/>
      <style:text-properties officeooo:paragraph-rsid="002cbe79" fo:background-color="#ffff00"/>
    </style:style>
    <style:style style:name="P76" style:family="paragraph" style:parent-style-name="Standard">
      <style:paragraph-properties fo:text-align="justify" style:justify-single-word="false"/>
      <style:text-properties officeooo:rsid="005adc01" officeooo:paragraph-rsid="005adc01"/>
    </style:style>
    <style:style style:name="P77" style:family="paragraph" style:parent-style-name="Standard">
      <style:paragraph-properties fo:text-align="justify" style:justify-single-word="false"/>
      <style:text-properties officeooo:rsid="004ecb78" officeooo:paragraph-rsid="004ecb78"/>
    </style:style>
    <style:style style:name="P78" style:family="paragraph" style:parent-style-name="Standard">
      <style:paragraph-properties fo:text-align="justify" style:justify-single-word="false"/>
      <style:text-properties officeooo:rsid="005cafc3" officeooo:paragraph-rsid="005cafc3"/>
    </style:style>
    <style:style style:name="P79" style:family="paragraph" style:parent-style-name="Standard">
      <style:paragraph-properties fo:text-align="justify" style:justify-single-word="false"/>
      <style:text-properties officeooo:rsid="0060073a" officeooo:paragraph-rsid="0060073a"/>
    </style:style>
    <style:style style:name="P80" style:family="paragraph" style:parent-style-name="Standard">
      <style:paragraph-properties fo:text-align="justify" style:justify-single-word="false"/>
      <style:text-properties officeooo:rsid="0060073a" officeooo:paragraph-rsid="006a9f12"/>
    </style:style>
    <style:style style:name="P81" style:family="paragraph" style:parent-style-name="Standard">
      <style:paragraph-properties fo:text-align="justify" style:justify-single-word="false" fo:break-before="page"/>
      <style:text-properties fo:font-weight="bold" style:font-weight-asian="bold" style:font-weight-complex="bold"/>
    </style:style>
    <style:style style:name="P82" style:family="paragraph" style:parent-style-name="Table_20_Contents">
      <style:paragraph-properties fo:text-align="start" style:justify-single-word="false" style:writing-mode="lr-tb"/>
    </style:style>
    <style:style style:name="P83" style:family="paragraph" style:parent-style-name="Table_20_Contents">
      <style:paragraph-properties fo:text-align="start" style:justify-single-word="false" style:writing-mode="lr-tb"/>
      <style:text-properties officeooo:paragraph-rsid="003d1dac"/>
    </style:style>
    <style:style style:name="P84" style:family="paragraph" style:parent-style-name="Table_20_Contents">
      <style:paragraph-properties fo:text-align="start" style:justify-single-word="false" style:writing-mode="lr-tb"/>
      <style:text-properties fo:font-weight="bold" officeooo:rsid="003d1dac" officeooo:paragraph-rsid="003d1dac" style:font-weight-asian="bold" style:font-weight-complex="bold"/>
    </style:style>
    <style:style style:name="P85" style:family="paragraph" style:parent-style-name="Table_20_Contents">
      <style:paragraph-properties fo:text-align="center" style:justify-single-word="false" style:writing-mode="lr-tb"/>
      <style:text-properties officeooo:rsid="00673f26" officeooo:paragraph-rsid="006a066f"/>
    </style:style>
    <style:style style:name="P86" style:family="paragraph" style:parent-style-name="Table_20_Contents">
      <style:paragraph-properties fo:text-align="center" style:justify-single-word="false" style:writing-mode="lr-tb"/>
      <style:text-properties officeooo:paragraph-rsid="007255b3"/>
    </style:style>
    <style:style style:name="P87" style:family="paragraph" style:parent-style-name="Standard" style:master-page-name="First_20_Page">
      <style:paragraph-properties fo:text-align="center" style:justify-single-word="false" style:page-number="auto"/>
      <style:text-properties fo:font-size="8pt" fo:font-weight="bold" officeooo:rsid="002f38f3" officeooo:paragraph-rsid="002f38f3" style:font-weight-asian="bold" style:font-size-complex="12pt" style:font-weight-complex="bold"/>
    </style:style>
    <style:style style:name="P88" style:family="paragraph" style:parent-style-name="Table_20_Contents">
      <style:text-properties officeooo:rsid="00738d30" officeooo:paragraph-rsid="00738d30"/>
    </style:style>
    <style:style style:name="T1" style:family="text">
      <style:text-properties officeooo:rsid="00341737"/>
    </style:style>
    <style:style style:name="T2" style:family="text">
      <style:text-properties style:use-window-font-color="true" fo:background-color="transparent" loext:char-shading-value="0"/>
    </style:style>
    <style:style style:name="T3" style:family="text">
      <style:text-properties officeooo:rsid="00487c28"/>
    </style:style>
    <style:style style:name="T4" style:family="text">
      <style:text-properties fo:font-weight="bold" style:font-weight-asian="bold" style:font-weight-complex="bold"/>
    </style:style>
    <style:style style:name="T5" style:family="text">
      <style:text-properties fo:font-weight="bold" officeooo:rsid="002cbe79" style:font-weight-asian="bold" style:font-weight-complex="bold"/>
    </style:style>
    <style:style style:name="T6" style:family="text">
      <style:text-properties fo:font-weight="bold" officeooo:rsid="0037e9bd" style:font-weight-asian="bold" style:font-weight-complex="bold"/>
    </style:style>
    <style:style style:name="T7" style:family="text">
      <style:text-properties fo:font-weight="bold" officeooo:rsid="006a066f"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a58f8"/>
    </style:style>
    <style:style style:name="T10" style:family="text">
      <style:text-properties style:text-underline-style="solid" style:text-underline-width="auto" style:text-underline-color="font-color" officeooo:rsid="002bfbec"/>
    </style:style>
    <style:style style:name="T11" style:family="text">
      <style:text-properties style:text-underline-style="solid" style:text-underline-width="auto" style:text-underline-color="font-color" officeooo:rsid="0037e9bd"/>
    </style:style>
    <style:style style:name="T12" style:family="text">
      <style:text-properties style:text-underline-style="solid" style:text-underline-width="auto" style:text-underline-color="font-color" fo:background-color="#ffff00" loext:char-shading-value="0"/>
    </style:style>
    <style:style style:name="T13" style:family="text">
      <style:text-properties officeooo:rsid="0028a058"/>
    </style:style>
    <style:style style:name="T14" style:family="text">
      <style:text-properties officeooo:rsid="002a58f8"/>
    </style:style>
    <style:style style:name="T15" style:family="text">
      <style:text-properties style:font-name="Gandom" fo:font-size="8pt" officeooo:rsid="002a58f8" style:font-name-complex="Gandom1" style:font-size-complex="8pt" style:font-weight-complex="normal"/>
    </style:style>
    <style:style style:name="T16" style:family="text">
      <style:text-properties style:font-name="Gandom" fo:font-size="8pt" officeooo:rsid="002bfbec" style:font-name-complex="Gandom1" style:font-size-complex="8pt" style:font-weight-complex="normal"/>
    </style:style>
    <style:style style:name="T17" style:family="text">
      <style:text-properties style:font-name="Gandom" fo:font-size="8pt" officeooo:rsid="0035ec53" style:font-name-complex="Gandom1" style:font-size-complex="8pt" style:font-weight-complex="normal"/>
    </style:style>
    <style:style style:name="T18" style:family="text">
      <style:text-properties style:font-name="Gandom" fo:font-size="8pt" officeooo:rsid="00363656" style:font-name-complex="Gandom1" style:font-size-complex="8pt" style:font-weight-complex="normal"/>
    </style:style>
    <style:style style:name="T19" style:family="text">
      <style:text-properties style:font-name="Gandom" fo:font-size="8pt" officeooo:rsid="0037e9bd" style:font-name-complex="Gandom1" style:font-size-complex="8pt" style:font-weight-complex="normal"/>
    </style:style>
    <style:style style:name="T20" style:family="text">
      <style:text-properties style:font-name="Gandom" fo:font-size="8pt" officeooo:rsid="00383ff2" style:font-name-complex="Gandom1" style:font-size-complex="8pt" style:font-weight-complex="normal"/>
    </style:style>
    <style:style style:name="T21" style:family="text">
      <style:text-properties style:font-name="Gandom" fo:font-size="8pt" officeooo:rsid="00397862" style:font-name-complex="Gandom1" style:font-size-complex="8pt" style:font-weight-complex="normal"/>
    </style:style>
    <style:style style:name="T22" style:family="text">
      <style:text-properties style:font-name="Gandom" fo:font-size="8pt" officeooo:rsid="0039d8e4" style:font-name-complex="Gandom1" style:font-size-complex="8pt" style:font-weight-complex="normal"/>
    </style:style>
    <style:style style:name="T23" style:family="text">
      <style:text-properties style:font-name="Gandom" fo:font-size="8pt" officeooo:rsid="005004a8" style:font-name-complex="Gandom1" style:font-size-complex="8pt" style:font-weight-complex="normal"/>
    </style:style>
    <style:style style:name="T24" style:family="text">
      <style:text-properties style:font-name="Gandom" fo:font-size="8pt" officeooo:rsid="00546566" style:font-name-complex="Gandom1" style:font-size-complex="8pt" style:font-weight-complex="normal"/>
    </style:style>
    <style:style style:name="T25" style:family="text">
      <style:text-properties style:font-name="Gandom" fo:font-size="8pt" officeooo:rsid="005cafc3" style:font-name-complex="Gandom1" style:font-size-complex="8pt" style:font-weight-complex="normal"/>
    </style:style>
    <style:style style:name="T26" style:family="text">
      <style:text-properties style:font-name="Gandom" fo:font-size="8pt" officeooo:rsid="005e4687" style:font-name-complex="Gandom1" style:font-size-complex="8pt" style:font-weight-complex="normal"/>
    </style:style>
    <style:style style:name="T27" style:family="text">
      <style:text-properties style:font-name="Gandom" fo:font-size="8pt" officeooo:rsid="006a9f12" style:font-name-complex="Gandom1" style:font-size-complex="8pt" style:font-weight-complex="normal"/>
    </style:style>
    <style:style style:name="T28" style:family="text">
      <style:text-properties style:font-name="Gandom" fo:font-size="8pt" officeooo:rsid="00710776" style:font-name-complex="Gandom1" style:font-size-complex="8pt" style:font-weight-complex="normal"/>
    </style:style>
    <style:style style:name="T29" style:family="text">
      <style:text-properties style:font-name="Gandom" fo:font-size="8pt" fo:font-weight="bold" officeooo:rsid="0035ec53" style:font-weight-asian="bold" style:font-name-complex="Gandom1" style:font-size-complex="8pt" style:font-weight-complex="bold"/>
    </style:style>
    <style:style style:name="T30" style:family="text">
      <style:text-properties style:font-name="Gandom" fo:font-size="8pt" fo:font-weight="bold" officeooo:rsid="0039d8e4" style:font-weight-asian="bold" style:font-name-complex="Gandom1" style:font-size-complex="8pt" style:font-weight-complex="bold"/>
    </style:style>
    <style:style style:name="T31" style:family="text">
      <style:text-properties style:font-name="Gandom" fo:font-size="8pt" fo:font-weight="bold" officeooo:rsid="003b56ba" style:font-weight-asian="bold" style:font-name-complex="Gandom1" style:font-size-complex="8pt" style:font-weight-complex="bold"/>
    </style:style>
    <style:style style:name="T32" style:family="text">
      <style:text-properties style:font-name="Gandom" fo:font-size="8pt" fo:font-weight="normal" officeooo:rsid="0064c914" style:font-weight-asian="normal" style:font-name-complex="Gandom1" style:font-size-complex="8pt" style:font-weight-complex="normal"/>
    </style:style>
    <style:style style:name="T33" style:family="text">
      <style:text-properties style:font-name="Gandom" fo:font-size="8pt" fo:font-weight="normal" officeooo:rsid="0060073a" style:font-weight-asian="normal" style:font-name-complex="Gandom1" style:font-size-complex="8pt" style:font-weight-complex="normal"/>
    </style:style>
    <style:style style:name="T34" style:family="text">
      <style:text-properties style:font-name="Gandom" fo:font-size="8pt" fo:font-weight="normal" officeooo:rsid="006a1919" style:font-weight-asian="normal" style:font-name-complex="Gandom1" style:font-size-complex="8pt" style:font-weight-complex="normal"/>
    </style:style>
    <style:style style:name="T35" style:family="text">
      <style:text-properties officeooo:rsid="002bfbec"/>
    </style:style>
    <style:style style:name="T36" style:family="text">
      <style:text-properties officeooo:rsid="002cbe79"/>
    </style:style>
    <style:style style:name="T37" style:family="text">
      <style:text-properties officeooo:rsid="0031347f"/>
    </style:style>
    <style:style style:name="T38" style:family="text">
      <style:text-properties officeooo:rsid="0035ec53"/>
    </style:style>
    <style:style style:name="T39" style:family="text">
      <style:text-properties officeooo:rsid="0038f3d3"/>
    </style:style>
    <style:style style:name="T40" style:family="text">
      <style:text-properties officeooo:rsid="00397862"/>
    </style:style>
    <style:style style:name="T41" style:family="text">
      <style:text-properties officeooo:rsid="0039d8e4"/>
    </style:style>
    <style:style style:name="T42" style:family="text">
      <style:text-properties officeooo:rsid="003b56ba"/>
    </style:style>
    <style:style style:name="T43" style:family="text">
      <style:text-properties officeooo:rsid="003b592f"/>
    </style:style>
    <style:style style:name="T44" style:family="text">
      <style:text-properties officeooo:rsid="003eb0df"/>
    </style:style>
    <style:style style:name="T45" style:family="text">
      <style:text-properties officeooo:rsid="00437509"/>
    </style:style>
    <style:style style:name="T46" style:family="text">
      <style:text-properties officeooo:rsid="00462e3a"/>
    </style:style>
    <style:style style:name="T47" style:family="text">
      <style:text-properties officeooo:rsid="00475f9c"/>
    </style:style>
    <style:style style:name="T48" style:family="text">
      <style:text-properties officeooo:rsid="0049ce3e"/>
    </style:style>
    <style:style style:name="T49" style:family="text">
      <style:text-properties officeooo:rsid="004d2f90"/>
    </style:style>
    <style:style style:name="T50" style:family="text">
      <style:text-properties officeooo:rsid="004ecb78"/>
    </style:style>
    <style:style style:name="T51" style:family="text">
      <style:text-properties officeooo:rsid="0052f710"/>
    </style:style>
    <style:style style:name="T52" style:family="text">
      <style:text-properties officeooo:rsid="005adc01"/>
    </style:style>
    <style:style style:name="T53" style:family="text">
      <style:text-properties fo:background-color="#ffff00" loext:char-shading-value="0"/>
    </style:style>
    <style:style style:name="T54" style:family="text">
      <style:text-properties officeooo:rsid="005cafc3"/>
    </style:style>
    <style:style style:name="T55" style:family="text">
      <style:text-properties officeooo:rsid="005e4687"/>
    </style:style>
    <style:style style:name="T56" style:family="text">
      <style:text-properties officeooo:rsid="0060073a"/>
    </style:style>
    <style:style style:name="T57" style:family="text">
      <style:text-properties officeooo:rsid="0062ec4c"/>
    </style:style>
    <style:style style:name="T58" style:family="text">
      <style:text-properties officeooo:rsid="0063e216"/>
    </style:style>
    <style:style style:name="T59" style:family="text">
      <style:text-properties fo:font-weight="normal" style:font-weight-asian="normal" style:font-weight-complex="normal"/>
    </style:style>
    <style:style style:name="T60" style:family="text">
      <style:text-properties fo:font-weight="normal" officeooo:rsid="0064c914" style:font-weight-asian="normal" style:font-weight-complex="normal"/>
    </style:style>
    <style:style style:name="T61" style:family="text">
      <style:text-properties fo:font-weight="normal" officeooo:rsid="006a066f" style:font-weight-asian="normal" style:font-weight-complex="normal"/>
    </style:style>
    <style:style style:name="T62" style:family="text">
      <style:text-properties officeooo:rsid="006a066f"/>
    </style:style>
    <style:style style:name="T63" style:family="text">
      <style:text-properties officeooo:rsid="006c3499"/>
    </style:style>
    <style:style style:name="T64" style:family="text">
      <style:text-properties officeooo:rsid="006e17c9"/>
    </style:style>
    <style:style style:name="T65" style:family="text">
      <style:text-properties officeooo:rsid="006fd692"/>
    </style:style>
    <style:style style:name="T66" style:family="text">
      <style:text-properties officeooo:rsid="00710776"/>
    </style:style>
    <style:style style:name="T67" style:family="text">
      <style:text-properties officeooo:rsid="007255b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span text:style-name="T37">«<text:tab/></text:span>قرارداد همکاری <text:span text:style-name="T37">(استخدام </text:span><text:span text:style-name="T45">در بازه‌ی محدود زمانی</text:span><text:span text:style-name="T37">)<text:tab/>»</text:span></text:p>
      <text:p text:style-name="P31"/>
      <text:p text:style-name="P31">تاریخ: ۱ مرداد‌ماه ۹۹</text:p>
      <text:p text:style-name="P31"/>
      <table:table table:name="Table4" table:style-name="Table4">
        <table:table-column table:style-name="Table4.A"/>
        <table:table-column table:style-name="Table4.B"/>
        <table:table-row>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88">Company logo</text:p>
          </table:table-cell>
          <table:table-cell table:style-name="Table4.A1" office:value-type="string">
            <text:p text:style-name="Table_20_Contents"><draw:frame draw:style-name="fr2" draw:name="Image3" text:anchor-type="char" svg:width="0.3244in" svg:height="0.7291in" draw:z-index="0"><draw:image xlink:href="Pictures/100002010000001E000000460A0DC9E368DC055F.png" xlink:type="simple" xlink:show="embed" xlink:actuate="onLoad" loext:mime-type="image/png"/></draw:frame></text:p>
          </table:table-cell>
        </table:table-row>
      </table:table>
      <text:p text:style-name="P31"/>
      <text:p text:style-name="P81"/>
      <text:p text:style-name="P39">به نام خدا</text:p>
      <text:p text:style-name="P42"><text:span text:style-name="T4">تاریخ:</text:span> ۱ مرداد ۱۳۹۹</text:p>
      <text:p text:style-name="P42"><text:span text:style-name="T4">پیوست:</text:span> شماره‌ی کارت بانکی پیمانکار و اسناد هویتی</text:p>
      <text:p text:style-name="P42"/>
      <text:p text:style-name="P30">طرفین:</text:p>
      <text:p text:style-name="P53"><text:span text:style-name="T8">طرف اول</text:span>:</text:p>
      <text:p text:style-name="P42"><text:span text:style-name="T36">۱- </text:span>شرکت <text:span text:style-name="T8">ک…….</text:span> به شماره‌ی …… آدرس …… کد پستی …… به مدیریت آقای …. فرزند ….. صادره از … به شناسه (کد) ملی … .</text:p>
      <text:p text:style-name="P53"><text:span text:style-name="T8">طرف دوم</text:span>:</text:p>
      <text:p text:style-name="P42"><text:span text:style-name="T36">۱- </text:span>آقای <text:span text:style-name="T8">………..</text:span> فرزند …….. به شناسه‌ی ملی …….. صادره از ………. ساکن آدرس ……. .</text:p>
      <text:p text:style-name="P45"><text:span text:style-name="T38">تبصره: در این قرارداد طرف اول به عنوان کارفرما و طرف دوم به عنوان </text:span><text:span text:style-name="T17">پیمانکار به صورت برنامه‌ی </text:span><text:span text:style-name="T19">کارمندی</text:span><text:span text:style-name="T17"> هستند.</text:span><text:span text:style-name="T38"> </text:span></text:p>
      <text:p text:style-name="P42"/>
      <text:p text:style-name="P30">تعاریف <text:span text:style-name="T14">در این سند</text:span>:</text:p>
      <text:p text:style-name="Standard"><text:span text:style-name="T11">پیمانکار</text:span>: <text:span text:style-name="T20">کارمند؛ در این سند منظور از پیمانکار، کارمند است.</text:span></text:p>
      <text:p text:style-name="P42"><text:span text:style-name="T8">مدیر فنی</text:span>: CTO، Chief Technology Officer</text:p>
      <text:p text:style-name="P42"><text:span text:style-name="T8">فناوری</text:span>: تکنولوژی</text:p>
      <text:p text:style-name="P42"><text:span text:style-name="T8">فناورانه</text:span>: تکنولوژی محور، تکنولوژیکی</text:p>
      <text:p text:style-name="P44"><text:span text:style-name="T9">محرمانگی</text:span><text:span text:style-name="T14">: اطلاعاتی است که افشای آن‌ها امنیت سیستم را به خطر می‌اندازد و یا ممکن است به هر نحو منجمله استفاده از سوی رقبا به مجموعه ضرر وارد سازد. اطلاعات محرمانه می‌تواند شامل اطلاعات دارایی‌ها، برنامه‌ها، فرایند‌های انجام کارها، اهداف سازمان، و یا اطلاعات در مورد نقاط ضعف </text:span><text:span text:style-name="T15">سازمان</text:span><text:span text:style-name="T14"> باشد. اطلاعات محرمانه به صورت نوشتاری، دیجیتال و شفاهی اعلام می‌شوند.</text:span></text:p>
      <text:p text:style-name="P54"><text:span text:style-name="T8">عدم افشای اطلاعات</text:span>: عدم استفاده غیر مجاز از اطلاعات و یا در اختیار قراردادن اطلاعات به افراد غیر مجاز است؛ همچنین باید محافظت لازم از اطلاعات صورت گیرد تا از دسترسی افراد غیر مجاز محفوظ باشد.</text:p>
      <text:p text:style-name="P54"><text:span text:style-name="T8">استفاده‌ی غیر مجاز از اطلاعات</text:span>: استفاده از اطلاعات در مواردی غیر از پروژه‌های تعریف شده شرکت و حدود آن‌هاست.</text:p>
      <text:p text:style-name="P54"><text:span text:style-name="T8">افراد غیر مجاز</text:span>: هر فردی که این سند را امضا نکرده یا نماینده‌ی تام‌الاختیار امضا کنندگان نیست و یا به صورت رسمی مجاز شناخته نشده است، غیر مجاز است.</text:p>
      <text:p text:style-name="P76"><text:span text:style-name="T12">ساختار شکست کار</text:span><text:span text:style-name="T53">:</text:span> ساختار شکست کار را می‌توان بدین ترتیب تعریف کرد: یک ساختار شبکه‌ای یا درختی به صورت گرافیکی است برای نشان دادن روش تولید محصول یا خدمت شامل، بخش‌های سخت‌افزار، نرم‌افزار، خدمات و سایر وظایفی که یک سازمان یا شرکت انجام می‌دهد مانند کارهایی که باید انجام شود تا یک محصول یا خدمت مشخص تولید یا ارائه شود. در این تعریف منظور از «کارهایی که باید انجام شود» انجام و اتمام یک پروژه با بودجه و زمان مشخص است. تدوین ساختار شکست کار به عنوان یک نظام کاری، برای اطمینان از مشارکت‌کنندگان در اجرای پروژه، اعم از کارفرما، پیمانکاران/فروشندگان است که همگی بدانند چه عملیاتی برای تکمیل پروژه مورد نیاز است. استفاده از ساختار شکست کار به عنوان یک شالوده اطلاعاتی، برقراری ارتباط صحیح دربارهٔ پروژه را برای گروه‌های کاری و سازمانهای حکومتی ناظر بر پروژه و سایر فرایندهای قانونی، از طریق کاربرد یک مبنای مشترک، تسهیل می‌کند.</text:p>
      <text:p text:style-name="P76"/>
      <text:p text:style-name="P42"><text:span text:style-name="T29">قانون حاکم بر قرارداد</text:span><text:span text:style-name="T4">:</text:span></text:p>
      <text:p text:style-name="P42">این توافق‌نامه در راستای قوانین موضعه جمهوری اسلامی ایران و با تبعیت از قواعد عام حقوقی تعیین شده و در هر حال قوانین و قواعد حقوقی بر آن حکومت دارد.</text:p>
      <text:p text:style-name="P42"/>
      <text:p text:style-name="P34">حقوق مادی و معنوی:</text:p>
      <text:p text:style-name="P48"><text:span text:style-name="T40">حقوق مادی تولیدات کارمند در این </text:span><text:span text:style-name="T21">قرارداد</text:span><text:span text:style-name="T40"> در ازای پرداخت حقوق ماهانه کاملاً متعلق به کارفرما خواهد بود.</text:span></text:p>
      <text:p text:style-name="P65">حقوق معنوی تولیدات کارمند در این قرارداد، شامل حقوق اختراعات، ابتکارات، متعلق به کارمند خواهد بود که می‌تواند به صورت جداگانه مورد توافق و واگذاری قرار گیرد.</text:p>
      <text:p text:style-name="P42"/>
      <text:p text:style-name="P30">مسولیت‌ها<text:span text:style-name="T13">ی مدیر فنی</text:span>:</text:p>
      <text:p text:style-name="P42">- تعیین چشم انداز شیوه‌ی استفاده فناوری در شرکت</text:p>
      <text:p text:style-name="P42">- ضمانت تامین شدن نیاز‌های کوتاه مدت و بلند مدت شرکت در استفاده از فناوری‌ها</text:p>
      <text:p text:style-name="P42">- تعیین چهارچوب تحقیق و توسعه</text:p>
      <text:p text:style-name="P42">- ایجاد زمان‌بندی طراحی و توسعه‌ی خدمات فناورانه</text:p>
      <text:p text:style-name="P42">- انجام تصمیم‌گیری‌های عملیاتی در مورد نیاز‌های فناورانه‌ی شرکت</text:p>
      <text:p text:style-name="P42">- همکاری به عنوان عضوی از تیم در کنار سایر اعضا</text:p>
      <text:p text:style-name="P42">- انجام نقش مربی راهنما (منتور) برای سایر اعضای تیم</text:p>
      <text:p text:style-name="P42">- مدیریت بودجه و زمان موارد فناورانه ی شرکت</text:p>
      <text:p text:style-name="P42">- به روز بودن و آگاهی از موج (ترند)های فناورانه</text:p>
      <text:p text:style-name="P42">- بررسی پایبند بودن عملکرد موارد فناورانه‌ی شرکت به استاندارد‌های <text:span text:style-name="T3">نهاد‌های نظارتی</text:span></text:p>
      <text:p text:style-name="P42">- تعیین استراتژی شرکت برای اطمینان از حاصل شدن اهداف با استفاده از فناوری</text:p>
      <text:p text:style-name="P42">- کشف و پیاده‌سازی فناوری‌هایی که ایجاد مزیت رقابتی می‌کنند</text:p>
      <text:p text:style-name="P42">- نظارت بر زیر ساخت شرکت برای اطمینان از عملکرد و کارایی</text:p>
      <text:p text:style-name="P42">- ایجاد فرایند‌های کنترل کیفیت</text:p>
      <text:p text:style-name="P42">- ایجاد فرایند‌های حفاظت از داده‌ها</text:p>
      <text:p text:style-name="P42">- نظارت بر شاخص کلیدی عملکرد (KPI)</text:p>
      <text:p text:style-name="P42">- استفاده از فیدبک سهام‌داران برای اثر دادن تغییرات اساسی فناورانه</text:p>
      <text:p text:style-name="P42">- گفتگو کردن در رابطه با استراتژی‌های فناورانه</text:p>
      <text:p text:style-name="P42">- نظارت بر مستند سازی موارد فنی</text:p>
      <text:p text:style-name="P42">- نظارت بر آموزش نیروی انسانی</text:p>
      <text:p text:style-name="P42"/>
      <text:p text:style-name="P30">الزامات <text:span text:style-name="T13">مدیر فنی</text:span>:</text:p>
      <text:p text:style-name="P42">- مدرک مرتبط با حوزه‌ی علوم کامپیوتر و یا رشته‌های مرتبط با آن</text:p>
      <text:p text:style-name="P42">- دانش استفاده از ترند‌ها برای ایجاد استراتژی</text:p>
      <text:p text:style-name="P42">- درک درست از طرح کسب و کار (Business Plan) و مدیریت بودجه</text:p>
      <text:p text:style-name="P42">- توانایی رهبری و سازمان‌دهی</text:p>
      <text:p text:style-name="P42"><text:soft-page-break/>- توانایی هدایت آنالیز و تحلیل</text:p>
      <text:p text:style-name="P42">- استعداد حل مسأله</text:p>
      <text:p text:style-name="P42">- مدرک مدیریت (MBA) امتیاز مثبت به حساب می‌آید</text:p>
      <text:p text:style-name="P42">- فعالیت در موقعیت شغلی فناورانه</text:p>
      <text:p text:style-name="P42">- سابقه‌ی مدیریت</text:p>
      <text:p text:style-name="P42">- مهارت‌های پیشرفته فناورانه</text:p>
      <text:p text:style-name="P42">- مهارت‌های گفتاری و نوشتاری عالی</text:p>
      <text:p text:style-name="P42">- توانایی ارتباط موثر</text:p>
      <text:p text:style-name="P42">- دانش گسترده در صنعت، و دید باز نسبت به آینده</text:p>
      <text:p text:style-name="P42"/>
      <text:p text:style-name="P32">عدم افشای اطلاعات:</text:p>
      <text:p text:style-name="P54">در صورتی که پیمانکار و کارفرما به هر نحوی اطلاعات محرمانه‌ی طرف مقابل را افشا نماید، طرفی که اطلاعات مربوط به آن افشا شده است، حق برخورد قانونی بر مبنای مواد ۶۴ و ۷۵ قانون تجارت الکترونیکی، ماده ۱ قانون مسولیت مدنی و سایر مقررات مربوطه را خواهد داشت.</text:p>
      <text:p text:style-name="P54"><text:span text:style-name="T8">تبصره</text:span>: در صورت اثبات دزدی اطلاعات محرمانه که شامل دسترسی غیر مجاز به سیستم‌های اطلاعاتی (هک)، سرقت مستندات فیزیکی و سخت‌افزاری باشد، افشا به حساب نمی‌آید.</text:p>
      <text:p text:style-name="P43"><text:span text:style-name="T10">مدت</text:span><text:span text:style-name="T35">: تعهد طرفین به عدم افشای اطلاعات تا </text:span><text:span text:style-name="T16">شش ماه </text:span><text:span text:style-name="T35">پس از اتمام و یا فسخ این قرارداد الزامی است.</text:span></text:p>
      <text:p text:style-name="P42"/>
      <text:p text:style-name="P49"><text:span text:style-name="T5">تعهدات </text:span><text:span text:style-name="T30">کارفرما</text:span><text:span text:style-name="T5">:</text:span></text:p>
      <text:p text:style-name="P49"><text:span text:style-name="T36">- </text:span><text:span text:style-name="T42">کارفرما موظف به </text:span><text:span text:style-name="T36">ارائه‌ی </text:span><text:span text:style-name="T22">تمامی اطلاعات</text:span><text:span text:style-name="T36"> لازم </text:span><text:span text:style-name="T41">برای انجام وظایف کارمند </text:span><text:span text:style-name="T42">است.</text:span></text:p>
      <text:p text:style-name="P49">- <text:span text:style-name="T42">کارفرما موظف به پرداخت حقوق، دستمزد و هزینه‌های اشاره شده در ماده‌ی مربوطه است.</text:span></text:p>
      <text:p text:style-name="P67"><text:span text:style-name="T8">تبصره. تعهدات کارفرما در مورد شغل مدیر فنی</text:span>:</text:p>
      <text:p text:style-name="P49">- <text:span text:style-name="T43">کارفرما موظف است تا اهداف سازمان را کاملاً شفاف و به صورت کتبی به پیمانکار اعلام نماید.</text:span></text:p>
      <text:p text:style-name="P49">- <text:span text:style-name="T43">کافرما موظف به پرداخت هزینه‌های مربوط به تولید است که در هر پروژه مشخص گردیده‌اند</text:span></text:p>
      <text:p text:style-name="P75">- <text:span text:style-name="T52">کارفرما موظف به تعیین. ابلاغ <text:s/>ساختار شکست کار</text:span><text:span text:style-name="T65">، جزییات و شرح دقیق مطلوبات،</text:span><text:span text:style-name="T52"> و وظایف قابل انجام کوتاه مدت به صورت هفتگی است.</text:span></text:p>
      <text:p text:style-name="P49"/>
      <text:p text:style-name="P35">تعهدات پیمانکار:</text:p>
      <text:p text:style-name="P66">- پیمانکار موظف است وظایف اشاره شده در ماده‌ی مربوطه را به صورت کامل اجرا نماید.</text:p>
      <text:p text:style-name="P66">- پیمانکار موظف است در حفظ اموالی که به ایشان به سپرده شده است امین باشد.</text:p>
      <text:p text:style-name="P42">- <text:span text:style-name="T42">پیمانکار متعهد به عدم افشای اطلاعات کارفرماست.</text:span></text:p>
      <text:p text:style-name="P73">- <text:span text:style-name="T48">پیمانکار موظف به ارایه‌ی گزارش پیشرفت کار طبق ماده‌ی مربوطه است.</text:span></text:p>
      <text:p text:style-name="P73">- <text:span text:style-name="T48">پیمانکار موظف به دسترس‌پذیر بودن در فضا-زمان اشاره شده در ماده‌ی مربوطه است.</text:span></text:p>
      <text:p text:style-name="P42"/>
      <text:p text:style-name="P38">گزارش پیشرفت کار <text:span text:style-name="T44">پیمانکار</text:span>:</text:p>
      <text:p text:style-name="P70">پیمانکار موظف است به صورت هفتگی از پیشرفت کار گزارش تهیه کرده و به کارفرما از طریق رایانامه (ایمیل) و یا سایر راه‌های ارتباطی اعلام نماید.</text:p>
      <text:p text:style-name="P74"><text:span text:style-name="T50">گزارش‌ها شامل مستندات فنی و راهنمای کاربری مربوطه خواهند بود که باید استاندارد و قابل فهم توسط </text:span><text:span text:style-name="T23">فرد</text:span><text:span text:style-name="T50"> </text:span><text:span text:style-name="T51">مورد </text:span><text:span text:style-name="T24">توافق</text:span><text:span text:style-name="T51"> طرفین </text:span><text:span text:style-name="T50">باشند.</text:span></text:p>
      <text:p text:style-name="P77"/>
      <text:p text:style-name="P60">جدول متغیر‌های مورد محسابه در دستمزد:</text:p>
      <text:p text:style-name="P61">این جدول صرفاً جهت اطلاع شیوه‌ی محاسبه‌ی دستمزد ارائه شده و ارزش قانونی دیگری ندارد.</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6">تاثیر</text:p>
          </table:table-cell>
          <table:table-cell table:style-name="Table5.B1" office:value-type="string">
            <text:p text:style-name="P13">متغیر</text:p>
          </table:table-cell>
          <table:table-cell table:style-name="Table5.B1" office:value-type="string">
            <text:p text:style-name="P13">عنوان</text:p>
          </table:table-cell>
          <table:table-cell table:style-name="Table5.D1" office:value-type="string">
            <text:p text:style-name="P13">مثال</text:p>
          </table:table-cell>
        </table:table-row>
        <table:table-row>
          <table:table-cell table:style-name="Table5.A2" office:value-type="string">
            <text:p text:style-name="P23">مثبت</text:p>
          </table:table-cell>
          <table:table-cell table:style-name="Table5.B2" office:value-type="string">
            <text:p text:style-name="P15">B</text:p>
          </table:table-cell>
          <table:table-cell table:style-name="Table5.B2" office:value-type="string">
            <text:p text:style-name="P18">پایه‌ی حقوق - Base</text:p>
          </table:table-cell>
          <table:table-cell table:style-name="Table5.D2" office:value-type="string">
            <text:p text:style-name="P18">قانون کار</text:p>
          </table:table-cell>
        </table:table-row>
        <table:table-row>
          <table:table-cell table:style-name="Table5.A2" office:value-type="string">
            <text:p text:style-name="P23">مثبت</text:p>
          </table:table-cell>
          <table:table-cell table:style-name="Table5.B2" office:value-type="string">
            <text:p text:style-name="P13">C</text:p>
          </table:table-cell>
          <table:table-cell table:style-name="Table5.B2" office:value-type="string">
            <text:p text:style-name="P9">دسته‌بندی - Category</text:p>
          </table:table-cell>
          <table:table-cell table:style-name="Table5.D2" office:value-type="string">
            <text:p text:style-name="P10"><text:span text:style-name="T25">نرم‌افزار، مارکتینگ</text:span><text:span text:style-name="T54">، لوجستیک</text:span></text:p>
          </table:table-cell>
        </table:table-row>
        <table:table-row>
          <table:table-cell table:style-name="Table5.A2" office:value-type="string">
            <text:p text:style-name="P24">بی اثر</text:p>
          </table:table-cell>
          <table:table-cell table:style-name="Table5.B2" office:value-type="string">
            <text:p text:style-name="P13">T</text:p>
          </table:table-cell>
          <table:table-cell table:style-name="Table5.B2" office:value-type="string">
            <text:p text:style-name="P9">برچسب - Tag</text:p>
          </table:table-cell>
          <table:table-cell table:style-name="Table5.D2" office:value-type="string">
            <text:p text:style-name="P9">نیروی کلیدی، سرپرست تیم، نخبه</text:p>
          </table:table-cell>
        </table:table-row>
        <table:table-row>
          <table:table-cell table:style-name="Table5.A2" office:value-type="string">
            <text:p text:style-name="P23">مثبت</text:p>
          </table:table-cell>
          <table:table-cell table:style-name="Table5.B2" office:value-type="string">
            <text:p text:style-name="P13">L</text:p>
          </table:table-cell>
          <table:table-cell table:style-name="Table5.B2" office:value-type="string">
            <text:p text:style-name="P9">درجه - Level</text:p>
          </table:table-cell>
          <table:table-cell table:style-name="Table5.D2" office:value-type="string">
            <text:p text:style-name="P9">کاراموز، حرفه‌ای</text:p>
          </table:table-cell>
        </table:table-row>
        <table:table-row>
          <table:table-cell table:style-name="Table5.A2" office:value-type="string">
            <text:p text:style-name="P23">بی اثر</text:p>
          </table:table-cell>
          <table:table-cell table:style-name="Table5.B2" office:value-type="string">
            <text:p text:style-name="P14">A</text:p>
          </table:table-cell>
          <table:table-cell table:style-name="Table5.B2" office:value-type="string">
            <text:p text:style-name="P11">سن – Age</text:p>
          </table:table-cell>
          <table:table-cell table:style-name="Table5.D2" office:value-type="string">
            <text:p text:style-name="P11">۲۰-۲۵، ۵۵-۶۰</text:p>
          </table:table-cell>
        </table:table-row>
        <table:table-row>
          <table:table-cell table:style-name="Table5.A2" office:value-type="string">
            <text:p text:style-name="P19">مثبت</text:p>
          </table:table-cell>
          <table:table-cell table:style-name="Table5.B2" office:value-type="string">
            <text:p text:style-name="P14">P</text:p>
          </table:table-cell>
          <table:table-cell table:style-name="Table5.B2" office:value-type="string">
            <text:p text:style-name="P12"><text:span text:style-name="T58">مدت همکاری </text:span><text:span text:style-name="T55"><text:s/>- Period</text:span></text:p>
          </table:table-cell>
          <table:table-cell table:style-name="Table5.D2" office:value-type="string">
            <text:p text:style-name="P11">زیر ۵ سال، بین ۱۰ تا ۲۰ سال</text:p>
          </table:table-cell>
        </table:table-row>
        <table:table-row>
          <table:table-cell table:style-name="Table5.A2" office:value-type="string">
            <text:p text:style-name="P19">مثبت</text:p>
          </table:table-cell>
          <table:table-cell table:style-name="Table5.B2" office:value-type="string">
            <text:p text:style-name="P14">W</text:p>
          </table:table-cell>
          <table:table-cell table:style-name="Table5.B2" office:value-type="string">
            <text:p text:style-name="P11">سابقه پیش از استخدام – Work Experience</text:p>
          </table:table-cell>
          <table:table-cell table:style-name="Table5.D2" office:value-type="string">
            <text:p text:style-name="P11">زیر ۵ سال، بین ۱۰ تا ۲۰ سال</text:p>
          </table:table-cell>
        </table:table-row>
        <table:table-row>
          <table:table-cell table:style-name="Table5.A2" office:value-type="string">
            <text:p text:style-name="P19">مثبت</text:p>
          </table:table-cell>
          <table:table-cell table:style-name="Table5.B2" office:value-type="string">
            <text:p text:style-name="P14">E</text:p>
          </table:table-cell>
          <table:table-cell table:style-name="Table5.B2" office:value-type="string">
            <text:p text:style-name="P11">تحصیلات مرتبط – Relevant Education</text:p>
          </table:table-cell>
          <table:table-cell table:style-name="Table5.D2" office:value-type="string">
            <text:p text:style-name="P12"><text:span text:style-name="T55">کارشناسی مهندسی کامیپوتر، </text:span><text:span text:style-name="T26">دکترای</text:span><text:span text:style-name="T55"> مهندسی پزشکی</text:span></text:p>
          </table:table-cell>
        </table:table-row>
        <table:table-row>
          <table:table-cell table:style-name="Table5.A2" office:value-type="string">
            <text:p text:style-name="P24">بی اثر</text:p>
          </table:table-cell>
          <table:table-cell table:style-name="Table5.B2" office:value-type="string">
            <text:p text:style-name="P14">G</text:p>
          </table:table-cell>
          <table:table-cell table:style-name="Table5.B2" office:value-type="string">
            <text:p text:style-name="P11"><text:span text:style-name="T58">سختی م</text:span>نطقه‌ی جغرافیایی – <text:span text:style-name="T58">Geographic Location</text:span></text:p>
          </table:table-cell>
          <table:table-cell table:style-name="Table5.D2" office:value-type="string">
            <text:p text:style-name="P11">کمپ اصلی شرکت، انبار شرکت، پروازی</text:p>
          </table:table-cell>
        </table:table-row>
        <table:table-row>
          <table:table-cell table:style-name="Table5.A2" office:value-type="string">
            <text:p text:style-name="P24">بی اثر</text:p>
          </table:table-cell>
          <table:table-cell table:style-name="Table5.B2" office:value-type="string">
            <text:p text:style-name="P15">O</text:p>
          </table:table-cell>
          <table:table-cell table:style-name="Table5.B2" office:value-type="string">
            <text:p text:style-name="P18">جایگزین سهام – Stock Options</text:p>
          </table:table-cell>
          <table:table-cell table:style-name="Table5.D2" office:value-type="string">
            <text:p text:style-name="P12"/>
          </table:table-cell>
        </table:table-row>
        <table:table-row>
          <table:table-cell table:style-name="Table5.A2" office:value-type="string">
            <text:p text:style-name="P19">مثبت</text:p>
          </table:table-cell>
          <table:table-cell table:style-name="Table5.B2" office:value-type="string">
            <text:p text:style-name="P15">M</text:p>
          </table:table-cell>
          <table:table-cell table:style-name="Table5.B2" office:value-type="string">
            <text:p text:style-name="P18">دستمزد استحقاقی – Merit Money</text:p>
          </table:table-cell>
          <table:table-cell table:style-name="Table5.D2" office:value-type="string">
            <text:p text:style-name="P12"/>
          </table:table-cell>
        </table:table-row>
        <table:table-row>
          <table:table-cell table:style-name="Table5.A2" office:value-type="string">
            <text:p text:style-name="P24">بی اثر</text:p>
          </table:table-cell>
          <table:table-cell table:style-name="Table5.B2" office:value-type="string">
            <text:p text:style-name="P15">N</text:p>
          </table:table-cell>
          <table:table-cell table:style-name="Table5.B2" office:value-type="string">
            <text:p text:style-name="P18">توجه به افتخارات – Consideration to superstars</text:p>
          </table:table-cell>
          <table:table-cell table:style-name="Table5.D2" office:value-type="string">
            <text:p text:style-name="P12"><text:s/></text:p>
          </table:table-cell>
        </table:table-row>
        <table:table-row>
          <table:table-cell table:style-name="Table5.A2" office:value-type="string">
            <text:p text:style-name="P19">جایگزین</text:p>
          </table:table-cell>
          <table:table-cell table:style-name="Table5.B2" office:value-type="string">
            <text:p text:style-name="P15">I</text:p>
          </table:table-cell>
          <table:table-cell table:style-name="Table5.B2" office:value-type="string">
            <text:p text:style-name="P18">حق بیمه -<text:span text:style-name="T57">Insurance</text:span></text:p>
          </table:table-cell>
          <table:table-cell table:style-name="Table5.D2" office:value-type="string">
            <text:p text:style-name="P12"/>
          </table:table-cell>
        </table:table-row>
        <table:table-row>
          <table:table-cell table:style-name="Table5.A2" office:value-type="string">
            <text:p text:style-name="P21">منفی</text:p>
          </table:table-cell>
          <table:table-cell table:style-name="Table5.B2" office:value-type="string">
            <text:p text:style-name="P27">E</text:p>
          </table:table-cell>
          <table:table-cell table:style-name="Table5.B2" office:value-type="string">
            <text:p text:style-name="P25">فشار مالی شرکت و توان پرداخت – Company’s Economical Pressure</text:p>
          </table:table-cell>
          <table:table-cell table:style-name="Table5.D2" office:value-type="string">
            <text:p text:style-name="P12"/>
          </table:table-cell>
        </table:table-row>
        <table:table-row>
          <table:table-cell table:style-name="Table5.A2" office:value-type="string">
            <text:p text:style-name="P20">مثبت</text:p>
          </table:table-cell>
          <table:table-cell table:style-name="Table5.B2" office:value-type="string">
            <text:p text:style-name="P16">H</text:p>
          </table:table-cell>
          <table:table-cell table:style-name="Table5.B2" office:value-type="string">
            <text:p text:style-name="P28"><text:span text:style-name="T60">سرپرست خانوار و حق اولاد – </text:span><text:span text:style-name="T32">Children and Household</text:span></text:p>
          </table:table-cell>
          <table:table-cell table:style-name="Table5.D2" office:value-type="string">
            <text:p text:style-name="P12"/>
          </table:table-cell>
        </table:table-row>
        <table:table-row>
          <table:table-cell table:style-name="Table5.A2" office:value-type="string">
            <text:p text:style-name="P20">مثبت</text:p>
          </table:table-cell>
          <table:table-cell table:style-name="Table5.B2" office:value-type="string">
            <text:p text:style-name="P17">OC</text:p>
          </table:table-cell>
          <table:table-cell table:style-name="Table5.B2" office:value-type="string">
            <text:p text:style-name="P22">پاسخگویی بیست و چهار ساعته – On Call</text:p>
          </table:table-cell>
          <table:table-cell table:style-name="Table5.D2" office:value-type="string">
            <text:p text:style-name="P12"/>
          </table:table-cell>
        </table:table-row>
      </table:table>
      <text:p text:style-name="P78"/>
      <text:p text:style-name="P40">فرمول نهایی محاسبه‌ی دستمزد:</text:p>
      <text:p text:style-name="P51"><text:soft-page-break/><text:span text:style-name="T33">این </text:span><text:span text:style-name="T34">فرمول</text:span><text:span text:style-name="T33"> صرفاً جهت اطلاع شیوه‌ی محاسبه‌ی دستمزد ارائه شده و ارزش قانونی دیگری ندارد.</text:span></text:p>
      <text:p text:style-name="P80">با توجه به جدول اشاره شده در ماده‌ی مربوطه به صورت زیر خواهد بود. لازم به ذکر است که حقوق محاسبه شده مورد توافق این قرارداد، دستمزد نهایی است.</text:p>
      <text:p text:style-name="P52"><text:span text:style-name="T56">بیمه از طرف شرکت واریز خواهد شد </text:span><text:span text:style-name="T27">در نتیجه</text:span><text:span text:style-name="T56"> از حقوق کسر می‌گردد.</text:span></text:p>
      <text:p text:style-name="P79"/>
      <table:table table:name="Table6" table:style-name="Table6">
        <table:table-column table:style-name="Table6.A"/>
        <table:table-row>
          <table:table-cell table:style-name="Table6.A1" office:value-type="string">
            <text:p text:style-name="P86"><text:span text:style-name="T66">مثال) M = پورسانت فروش سامانه ستاد تا سقف </text:span><text:span text:style-name="T28">۲</text:span><text:span text:style-name="T66"> درصد </text:span></text:p>
            <text:p text:style-name="P86"><text:span text:style-name="T67">+</text:span><text:span text:style-name="T66"> پورسانت فروش داروخانه تا سقف ۰.۵ درصد </text:span></text:p>
            <text:p text:style-name="P86"><text:span text:style-name="T67">+</text:span><text:span text:style-name="T66"> فروش خارج از سامانه ستاد به بیمارستان ها تا سقف ۰.۷۵ درصد </text:span></text:p>
            <text:p text:style-name="P86"><text:span text:style-name="T67">+</text:span><text:span text:style-name="T66"> ۲ درصد بالا تر از تارگت فروش</text:span></text:p>
            <text:p text:style-name="P85"/>
            <text:p text:style-name="P85">دستمزد =</text:p>
            <text:p text:style-name="P85"><text:span text:style-name="T62">{ </text:span>B <text:span text:style-name="T62">}</text:span> <text:span text:style-name="T59">- </text:span><text:span text:style-name="T7">{</text:span><text:span text:style-name="T61"> I + O </text:span><text:span text:style-name="T7">}</text:span><text:span text:style-name="T61"> +</text:span></text:p>
            <text:p text:style-name="P85"><text:span text:style-name="T4">{</text:span> <text:span text:style-name="T4">(</text:span> C + T + L + A + P + W + E + H <text:span text:style-name="T66">+ M</text:span> <text:span text:style-name="T4">)</text:span> * OC * G <text:s/><text:span text:style-name="T4">}</text:span><text:span text:style-name="T59"> </text:span></text:p>
          </table:table-cell>
        </table:table-row>
      </table:table>
      <text:p text:style-name="P79"/>
      <text:p text:style-name="P79"/>
      <text:p text:style-name="P35"><text:span text:style-name="T56">دستمزد توافقی طرفین</text:span>:</text:p>
      <text:p text:style-name="P79">کارفرما متعهد می‌گردد که مبلغ … <text:span text:style-name="T63">به حروف ...</text:span> به صورت ماهانه از <text:span text:style-name="T63">طریق یکی از روش‌های زیر به پیمانکار پرداخت نماید.</text:span></text:p>
      <text:p text:style-name="P68">کارفرما موظف به پرداخت حقوق، دستمزد و هزینه‌هی پیمانکارا از طریق یکی از مسیر‌های زیر و دریافت رسید تأیید است:</text:p>
      <table:table table:name="Table1" table:style-name="Table1">
        <table:table-column table:style-name="Table1.A"/>
        <table:table-column table:style-name="Table1.B"/>
        <table:table-row>
          <table:table-cell table:style-name="Table1.A1" office:value-type="string">
            <text:p text:style-name="P5">شماره‌ی کارت</text:p>
          </table:table-cell>
          <table:table-cell table:style-name="Table1.A1" office:value-type="string">
            <text:p text:style-name="P84">………………….</text:p>
          </table:table-cell>
        </table:table-row>
        <table:table-row>
          <table:table-cell table:style-name="Table1.A1" office:value-type="string">
            <text:p text:style-name="P5">شماره‌ی حساب</text:p>
          </table:table-cell>
          <table:table-cell table:style-name="Table1.A1" office:value-type="string">
            <text:p text:style-name="P83">………..</text:p>
          </table:table-cell>
        </table:table-row>
        <table:table-row>
          <table:table-cell table:style-name="Table1.A1" office:value-type="string">
            <text:p text:style-name="P5">شماره‌ی شبا</text:p>
          </table:table-cell>
          <table:table-cell table:style-name="Table1.A1" office:value-type="string">
            <text:p text:style-name="P82">………..</text:p>
          </table:table-cell>
        </table:table-row>
        <table:table-row>
          <table:table-cell table:style-name="Table1.A1" table:number-columns-spanned="2" office:value-type="string">
            <text:p text:style-name="P6">به نام …….</text:p>
          </table:table-cell>
          <table:covered-table-cell/>
        </table:table-row>
      </table:table>
      <text:p text:style-name="P50"/>
      <text:p text:style-name="P41">محل اجرای قرارداد:</text:p>
      <table:table table:name="Table2" table:style-name="Table2">
        <table:table-column table:style-name="Table2.A"/>
        <table:table-column table:style-name="Table2.B"/>
        <table:table-row>
          <table:table-cell table:style-name="Table2.A1" office:value-type="string">
            <text:p text:style-name="P7">شنبه</text:p>
          </table:table-cell>
          <table:table-cell table:style-name="Table2.A1" office:value-type="string">
            <text:p text:style-name="P7">دورکاری</text:p>
          </table:table-cell>
        </table:table-row>
        <table:table-row>
          <table:table-cell table:style-name="Table2.A1" office:value-type="string">
            <text:p text:style-name="P7">یک‌شنبه</text:p>
          </table:table-cell>
          <table:table-cell table:style-name="Table2.A1" office:value-type="string">
            <text:p text:style-name="P7">حضور در شرکت</text:p>
          </table:table-cell>
        </table:table-row>
        <table:table-row>
          <table:table-cell table:style-name="Table2.A1" office:value-type="string">
            <text:p text:style-name="P7">دو شنبه</text:p>
          </table:table-cell>
          <table:table-cell table:style-name="Table2.A1" office:value-type="string">
            <text:p text:style-name="P7">دورکاری</text:p>
          </table:table-cell>
        </table:table-row>
        <table:table-row>
          <table:table-cell table:style-name="Table2.A1" office:value-type="string">
            <text:p text:style-name="P7">سه شنبه </text:p>
          </table:table-cell>
          <table:table-cell table:style-name="Table2.A1" office:value-type="string">
            <text:p text:style-name="P7">حضور در شرکت</text:p>
          </table:table-cell>
        </table:table-row>
        <table:table-row>
          <table:table-cell table:style-name="Table2.A1" office:value-type="string">
            <text:p text:style-name="P7">چهارشنبه</text:p>
          </table:table-cell>
          <table:table-cell table:style-name="Table2.A1" office:value-type="string">
            <text:p text:style-name="P7">دورکاری</text:p>
          </table:table-cell>
        </table:table-row>
      </table:table>
      <text:p text:style-name="P8"><text:s/>از ساعت ۹.۳۰ الی ۱۷</text:p>
      <text:p text:style-name="P46"/>
      <text:p text:style-name="P36">تعلیق قرارداد:</text:p>
      <text:p text:style-name="P67">۱- چنانچه کارفرما به دلایلی به غیر از اشتباه پیمانکار و یا حوادث غیر مترقبه، کار را موقتاً و با اعلام کتبی معلق نماید، موظف است حقوق و دستمزد پیمانکار را طبق شرایط عادی پرداخت نماید. پیمانکار موظف است در طی این مدت همانند شرایط عادی آماده به انجام وظایف بماند.</text:p>
      <text:p text:style-name="P67">۲- پیمانکار در صورت دریافت نامه‌ی کتبی برای تعلیق قرارداد، فوراً ارائه‌ی خدمات را به حالت تعلیق درآورده و هزینه‌ها را به حداقل مورد توافق طرفین کاهش خواهد داد.</text:p>
      <text:p text:style-name="P67">۳- کارفرما با یک اعلام قبلی ۵ روزه می‌تواند از پیمانکار بخواهد که انجام وظایف محول شده در مدت اجرای قرارداد را از سر بگیرد.</text:p>
      <text:p text:style-name="P67">۴- اگر تعلیق قرارداد بیش از ۳۰ روز به طول بیانجامد پیمانکار حق فسخ قرارداد را خواهد داشت.</text:p>
      <text:p text:style-name="P67"/>
      <text:p text:style-name="P37">تغییرات:</text:p>
      <text:p text:style-name="P56">هرگونه تغییر در این قرارداد رسمیت نخواهد داشت مگر به صورت مکتوب و صریح به امضای طرفین برسد.</text:p>
      <text:p text:style-name="P55"/>
      <text:p text:style-name="P36">انتقال تعهدات به غیر:</text:p>
      <text:p text:style-name="P72">پیمانکار <text:span text:style-name="T47">مگر در صورت توافق طرفین </text:span>حق انتقال تعهدات به غیر را نخواهد داشت.</text:p>
      <text:p text:style-name="P69"/>
      <text:p text:style-name="P36">تعذر (فورس ماژور):</text:p>
      <text:p text:style-name="P69">هرگاه به علت حوادث قهری و غیر مترقبه هر یک از طرفین نتوانند تعهدات خود را <text:span text:style-name="T46">انجام دهند باید، عدم انجام تعهدات نقض قرارداد تلقی نخواهد شد. جنگ، اعم از اعلام شده یا نشده، انقلاب‌ها و اعتصاب‌های عمومی، شیوع بیماری‌های واگیردار، زلزله، سیل و طغیان‌های غیر عادی، خشکسالی‌های بی سابقه، همچنین آتش‌سوزی‌های دامنه‌دار که ناشی از کار پیمانکار نباشد، جزو حوادث قهری محسوب شده و در مورد خسارات ناشی از آن‌ها به ترتیب زیر عمل خواهد شد:</text:span></text:p>
      <text:p text:style-name="P71">پیمانکار در صورت بروز شرایط فورس ماژور بایستی به صورت بلادرنگ موضوع را به اطلاع کارفرما برساند. کارفرما به تشخیص خود و هم‌فکری با پیمانکار تدابیر لازم را اتخاذ خواهد نمود. در طول مدت تعذر پیمانکار موظف است حداکثر تلاش خود را جهت حفظ اقدام‌ها انجام شده و مدارک تولید شده به بهترین نحو مطلوب و با کمترین تأخیر به عمل آورد.</text:p>
      <text:p text:style-name="P71"/>
      <text:p text:style-name="P36">مرجع حل اختلاف:</text:p>
      <text:p text:style-name="P66">در صورت بروز اختلافات، موضوع بدوا در جلسه‌ی مشترک بررسی می‌گردد و در صورت عدم توافق از طریق مراجع قضایی صالح پیگیری و رأی صادره از این مراجع مورد تأیید طرفین و لازم‌الاجرا خواهد بود.</text:p>
      <text:p text:style-name="P66"/>
      <text:p text:style-name="P47"><text:span text:style-name="T31">پایان</text:span><text:span text:style-name="T6"> قرارداد:</text:span></text:p>
      <text:p text:style-name="P64">پیمانکار موظف است تمامی موارد کاری خود را مستند شده به کارفرما <text:span text:style-name="T39">ارائه ده</text:span><text:span text:style-name="T49">د.</text:span></text:p>
      <text:p text:style-name="P64"><text:span text:style-name="T39">از آن‌جا که این قرارداد به صورتی کارمندی است، کارفرما موظف است کنترل کیفیت و بازدهی را در طی فعالیت کارمند انجام دهد و پشتیبانی از سوی پیمانکار پس از اتمام قرارداد در نظر گرفته نخواهد شد.</text:span> </text:p>
      <text:p text:style-name="P55"/>
      <text:p text:style-name="P33">تغییر نشانی طرفین قرارداد:</text:p>
      <text:p text:style-name="P63">هرگاه یکی از طرفین قرارداد نشانی قانونی خود را در مدت قرارداد تغییر بدهد باید کتبا این تغییر را به طرف دیگر ابلاغ کند و تا وقتی که نشانی جدید به طرف دیگر اعلام نشده است، کلیه‌ی نامه‌ها، اوراق و مکاتبات، به نشانی قانونی ارسال و تمام آن‌ها ابلاغ شده تلقی خواهند شد.</text:p>
      <text:p text:style-name="P42"/>
      <text:p text:style-name="P30"><text:soft-page-break/>خروج از قرارداد <text:span text:style-name="T13">(فسخ قرارداد):</text:span></text:p>
      <text:p text:style-name="P57">هر یک از حالات زیر موجب فسخ این قرارداد است:</text:p>
      <text:p text:style-name="P46"><text:span text:style-name="T17">۱- در صورتی که پیمانکار </text:span><text:span text:style-name="T18">به وظایف خود عمل نکند و یا از الزامات اعلام شده در این سند برخوردار نباشد؛ و با مهلت دو هفته پس از دریافت اخطار کتبی <text:s/>قادر به رفع نقایص نباشد.</text:span></text:p>
      <text:p text:style-name="P57">۲- بر اساس اختیار یکی از طرفین در صورتی که طرف دیگر منحل گردیده باشد.</text:p>
      <text:p text:style-name="P57">۳- بر اساس توافق طرفین.</text:p>
      <text:p text:style-name="P57">۴- بر اساس توافق طرفین در صورتی که حالت فورس ماژور از سه ماه طولانی‌تر گردیده باشد.</text:p>
      <text:p text:style-name="P57">۵- بر اساس اختیار پیمانکار در صورتی که انجام تعهدات کارفرما از سه ماه بیشتر به طول انجامیده باشد.</text:p>
      <text:p text:style-name="P62">۶- اگر طرفین بر روی جزییات وظایف به توافق نرسند قرارداد فسخ می‌گردد.</text:p>
      <text:p text:style-name="P58">تبصره: خروج از قرارداد بدون توافق طرفین و یا احراز نشدن عدم التزام تعهدات یکی از طرفین، مستلزم پرداخت خسارت خواهد بود.</text:p>
      <text:p text:style-name="P57"/>
      <text:p text:style-name="P59">یادداشت‌ها و مکاتبات:</text:p>
      <text:p text:style-name="P57">کلیه‌ی یادداشت‌ها و مکاتباتی که در ارتباط با انجام موضوع قرارداد از یکی از طرفین برای طرف دیگر ارسال می‌<text:span text:style-name="T64">گ</text:span>ردد باید یا مستقیماً به نشانی طرف دیگر ارسال گردیده و رسید دریافت شده و یا از طریق تأیید پیامکی تلفن همراه و یا از طریق دورنگار (فکس) و یا به وسیله‌ی پست سفارشی به نشانی که در قرارداد مشخص گردیده است ارسال گردد. برای یادداشت‌هایی که به وسیله‌ی دورنگار ارائه می‌گردند، با اعلام خودکار دستگاه گیرنده، موارد تحویل شده تلقی می‌شوند.</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ans1" svg:font-family="'DejaVu Sans'" style:font-family-generic="swiss"/>
    <style:font-face style:name="Gandom1" svg:font-family="Gandom" style:font-adornments="Book" style:font-pitch="variable"/>
    <style:font-face style:name="Gandom" svg:font-family="Gando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vertical-align="baseline"/>
      <style:text-properties style:font-name="Gandom" fo:font-family="Gandom" style:font-style-name="Regular" style:font-pitch="variable" fo:font-size="8pt" style:font-name-complex="Gandom1" style:font-family-complex="Gandom" style:font-style-name-complex="Book" style:font-pitch-complex="variable" style:font-size-complex="8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549in" table:align="margins"/>
    </style:style>
    <style:style style:name="Table3.A" style:family="table-column">
      <style:table-column-properties style:column-width="3.3271in" style:rel-column-width="32767*"/>
    </style:style>
    <style:style style:name="Table3.B" style:family="table-column">
      <style:table-column-properties style:column-width="3.3278in" style:rel-column-width="32768*"/>
    </style:style>
    <style:style style:name="Table3.A1" style:family="table-cell">
      <style:table-cell-properties style:writing-mode="page"/>
    </style:style>
    <style:style style:name="MP1" style:family="paragraph" style:parent-style-name="Footer">
      <style:text-properties officeooo:paragraph-rsid="00341737"/>
    </style:style>
    <style:style style:name="MP2" style:family="paragraph" style:parent-style-name="Footer">
      <style:text-properties style:use-window-font-color="true" officeooo:paragraph-rsid="0041f75e" fo:background-color="transparent"/>
    </style:style>
    <style:style style:name="MP3" style:family="paragraph" style:parent-style-name="Table_20_Contents">
      <style:text-properties officeooo:rsid="0041916e" officeooo:paragraph-rsid="0041f75e"/>
    </style:style>
    <style:style style:name="MP4" style:family="paragraph" style:parent-style-name="Table_20_Contents">
      <style:text-properties officeooo:rsid="00487c28" officeooo:paragraph-rsid="00487c28"/>
    </style:style>
    <style:style style:name="MP5" style:family="paragraph" style:parent-style-name="Standard">
      <style:text-properties officeooo:paragraph-rsid="0041f75e"/>
    </style:style>
    <style:style style:name="MT1" style:family="text">
      <style:text-properties officeooo:rsid="00341737"/>
    </style:style>
    <style:style style:name="MT2" style:family="text">
      <style:text-properties style:use-window-font-color="true" fo:background-color="transparent" loext:char-shading-value="0"/>
    </style:style>
    <style:style style:name="MT3" style:family="text">
      <style:text-properties officeooo:rsid="00487c28"/>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fo:border="none" fo:padding-top="1.9701in" fo:padding-bottom="1.9701in" fo:padding-left="0.2in" fo:padding-right="0.2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صفحه</text:span><text:span text:style-name="MT2"> </text:span><text:span text:style-name="MT2"><text:page-number text:select-page="current">3</text:page-number></text:span><draw:frame draw:style-name="Mfr1" draw:name="Image1" text:anchor-type="char" svg:x="6.4791in" svg:y="0.0098in" svg:width="0.1535in" svg:height="0.3445in" draw:z-index="4"><draw:image xlink:href="Pictures/100002010000000E0000002096D8AB30023DFACA.png" xlink:type="simple" xlink:show="embed" xlink:actuate="onLoad" loext:mime-type="image/png"/></draw:frame></text:p>
        <text:p text:style-name="MP2"/>
        <table:table table:name="Table3" table:style-name="Table3">
          <table:table-column table:style-name="Table3.A"/>
          <table:table-column table:style-name="Table3.B"/>
          <table:table-row>
            <table:table-cell table:style-name="Table3.A1" office:value-type="string">
              <text:p text:style-name="MP3"><text:span text:style-name="MT3">مهر و </text:span>امضای کارفرما:</text:p>
            </table:table-cell>
            <table:table-cell table:style-name="Table3.A1" office:value-type="string">
              <text:p text:style-name="MP3"><text:span text:style-name="MT3">مهر و </text:span>امضای پیمانکار:</text:p>
            </table:table-cell>
          </table:table-row>
          <table:table-row>
            <table:table-cell table:style-name="Table3.A1" office:value-type="string">
              <text:p text:style-name="MP3"><text:span text:style-name="MT3">آقای ……...</text:span>، مدیرعامل ……...</text:p>
              <text:p text:style-name="MP4">تاریخ: ۱ مردادماه ۹۹</text:p>
            </table:table-cell>
            <table:table-cell table:style-name="Table3.A1" office:value-type="string">
              <text:p text:style-name="MP3"><text:span text:style-name="MT3">آقای …….</text:span></text:p>
              <text:p text:style-name="MP4">تاریخ: ۱ مردادماه ۹۹</text:p>
            </table:table-cell>
          </table:table-row>
        </table:table>
        <text:p text:style-name="MP5"/>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6T16:12:38.599255134</meta:creation-date>
    <dc:date>2021-04-07T16:28:14.717802892</dc:date>
    <meta:editing-duration>PT3H4M13S</meta:editing-duration>
    <meta:editing-cycles>76</meta:editing-cycles>
    <meta:generator>LibreOffice/6.4.6.2$Linux_X86_64 LibreOffice_project/40$Build-2</meta:generator>
    <meta:document-statistic meta:table-count="6" meta:image-count="2" meta:object-count="0" meta:page-count="5" meta:paragraph-count="216" meta:word-count="2198" meta:character-count="11283" meta:non-whitespace-character-count="9277"/>
  </office:meta>
</office:document-meta>
</file>